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Unicode MS" svg:font-family="'Arial Unicode MS'" style:font-pitch="variable"/>
    <style:font-face style:name="Mangal" svg:font-family="Mang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1" svg:font-family="'Arial Unicode M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fffff" style:font-name="Arial Black" fo:font-size="48pt" fo:font-style="normal" fo:font-weight="normal" style:font-name-asian="Arial1" style:font-size-asian="48pt" style:language-asian="ar" style:country-asian="SA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</text:span><text:span text:style-name="T2">Lud Twój, Panie,</text:span><text:span text:style-name="T2"><text:line-break/></text:span><text:span text:style-name="T2">lud pielgrzymi</text:span><text:span text:style-name="T2"><text:line-break/></text:span><text:span text:style-name="T2">prosi, byś był światłem,</text:span><text:span text:style-name="T2"><text:line-break/></text:span><text:span text:style-name="T2">byś na drodze do królestwa</text:span><text:span text:style-name="T2"><text:line-break/></text:span><text:span text:style-name="T2">wzmacniał serca</text:span><text:span text:style-name="T2"><text:line-break/></text:span><text:span text:style-name="T2">swoim Ciałem.</text:span><text:span text:style-name="T2"><text:line-break/></text:span><text:span text:style-name="T2">Zostań, zostań wśród nas, o P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><text:span text:style-name="T2">1. Chlebie życia, Tyś sam jest naszą siłą</text:span><text:span text:style-name="T2"><text:line-break/></text:span><text:span text:style-name="T2">i czynisz trudną drogę tak bezpieczną.</text:span><text:span text:style-name="T2"><text:line-break/></text:span><text:span text:style-name="T2">Jeśli siły na tym szlaku w nas osłabną,</text:span><text:span text:style-name="T2"><text:line-break/></text:span><text:span text:style-name="T2">ręka Twoja niech obdarza wciąż nadzie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</text:span><text:span text:style-name="T2">Lud Twój, Panie,</text:span><text:span text:style-name="T2"><text:line-break/></text:span><text:span text:style-name="T2">lud pielgrzymi</text:span><text:span text:style-name="T2"><text:line-break/></text:span><text:span text:style-name="T2">prosi, byś był światłem,</text:span><text:span text:style-name="T2"><text:line-break/></text:span><text:span text:style-name="T2">byś na drodze do królestwa</text:span><text:span text:style-name="T2"><text:line-break/></text:span><text:span text:style-name="T2">wzmacniał serca</text:span><text:span text:style-name="T2"><text:line-break/></text:span><text:span text:style-name="T2">swoim Ciałem.</text:span><text:span text:style-name="T2"><text:line-break/></text:span><text:span text:style-name="T2">Zostań, zostań wśród nas, o P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><text:span text:style-name="T2">2. Twoja Krew niechaj jest napojem mocy</text:span><text:span text:style-name="T2"><text:line-break/></text:span><text:span text:style-name="T2">i kieruje zapał kroków w Twoje ślady.</text:span><text:span text:style-name="T2"><text:line-break/></text:span><text:span text:style-name="T2">Jeśli radość gaśnie w sercach od słabości,</text:span><text:span text:style-name="T2"><text:line-break/></text:span><text:span text:style-name="T2">Twój głos sprawi, że obudzi się w nas świeżoś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</text:span><text:span text:style-name="T2">Lud Twój, Panie,</text:span><text:span text:style-name="T2"><text:line-break/></text:span><text:span text:style-name="T2">lud pielgrzymi</text:span><text:span text:style-name="T2"><text:line-break/></text:span><text:span text:style-name="T2">prosi, byś był światłem,</text:span><text:span text:style-name="T2"><text:line-break/></text:span><text:span text:style-name="T2">byś na drodze do królestwa</text:span><text:span text:style-name="T2"><text:line-break/></text:span><text:span text:style-name="T2">wzmacniał serca</text:span><text:span text:style-name="T2"><text:line-break/></text:span><text:span text:style-name="T2">swoim Ciałem.</text:span><text:span text:style-name="T2"><text:line-break/></text:span><text:span text:style-name="T2">Zostań, zostań wśród nas, o P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><text:span text:style-name="T2">3. Twoje Ciało, o Jezu, rodzi Kościół,</text:span><text:span text:style-name="T2"><text:line-break/></text:span><text:span text:style-name="T2">bo uczysz, żeśmy braćmi w pyle drogi.</text:span><text:span text:style-name="T2"><text:line-break/></text:span><text:span text:style-name="T2">Jeśli krzywdy niszczą światło Twej miłości,</text:span><text:span text:style-name="T2"><text:line-break/></text:span><text:span text:style-name="T2">z Twego serca płynie</text:span><text:span text:style-name="T2"><text:line-break/></text:span><text:span text:style-name="T2">nowe przebacze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</text:span><text:span text:style-name="T2">Lud Twój, Panie,</text:span><text:span text:style-name="T2"><text:line-break/></text:span><text:span text:style-name="T2">lud pielgrzymi</text:span><text:span text:style-name="T2"><text:line-break/></text:span><text:span text:style-name="T2">prosi, byś był światłem,</text:span><text:span text:style-name="T2"><text:line-break/></text:span><text:span text:style-name="T2">byś na drodze do królestwa</text:span><text:span text:style-name="T2"><text:line-break/></text:span><text:span text:style-name="T2">wzmacniał serca</text:span><text:span text:style-name="T2"><text:line-break/></text:span><text:span text:style-name="T2">swoim Ciałem.</text:span><text:span text:style-name="T2"><text:line-break/></text:span><text:span text:style-name="T2">Zostań, zostań wśród nas, o P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 Unicode MS" svg:font-family="'Arial Unicode MS'" style:font-pitch="variable"/>
    <style:font-face style:name="Mangal" svg:font-family="Mang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1" svg:font-family="'Arial Unicode M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style:font-name="Times New Roman" fo:font-size="12pt" fo:language="pl" fo:country="PL" style:letter-kerning="true" style:font-name-asian="Times New Roman" style:font-size-asian="10pt" style:language-asian="ar" style:country-asian="SA"/>
    </style:style>
    <style:style style:name="Nagłówek_20_2" style:display-name="Nagłówek 2" style:family="graphic">
      <style:paragraph-properties fo:margin-top="0.561cm" fo:margin-bottom="0.187cm" style:line-height-at-least="0.31cm" fo:text-align="start" style:text-autospace="none" style:writing-mode="lr-tb">
        <style:tab-stops>
          <style:tab-stop style:position="0cm"/>
        </style:tab-stops>
      </style:paragraph-properties>
      <style:text-properties style:font-name="Arial" fo:font-size="14pt" fo:font-style="italic" fo:font-weight="bold" style:font-name-asian="Times New Roman" style:font-size-asian="14pt" style:language-asian="ar" style:country-asian="SA" style:font-style-asian="italic" style:font-weight-asian="bold" style:font-style-complex="italic" style:font-weight-complex="bold"/>
    </style:style>
    <style:style style:name="Nagłówek_20_2_20_Znak" style:display-name="Nagłówek 2 Znak" style:family="graphic">
      <style:paragraph-properties style:text-autospace="none"/>
      <style:text-properties style:font-name="Arial" fo:font-size="14pt" fo:font-style="italic" fo:font-weight="bold" style:font-name-asian="Times New Roman" style:font-size-asian="14pt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margin-top="0cm" fo:margin-bottom="0cm" style:line-height-at-least="0.31cm" fo:text-align="start" style:text-autospace="none" style:writing-mode="lr-tb"/>
      <style:text-properties style:font-name="Times New Roman" fo:font-size="12pt" style:font-name-asian="Mangal1" style:font-size-asian="10pt" style:language-asian="ar" style:country-asian="SA"/>
    </style:style>
    <style:style style:name="Podpis" style:family="graphic">
      <style:paragraph-properties fo:margin-top="0.374cm" fo:margin-bottom="0.374cm" style:line-height-at-least="0.31cm" fo:text-align="start" style:text-autospace="none" style:writing-mode="lr-tb"/>
      <style:text-properties style:font-name="Times New Roman" fo:font-size="12pt" fo:font-style="italic" style:font-name-asian="Mangal1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374cm" style:line-height-at-least="0.31cm" fo:text-align="start" style:text-autospace="none" style:writing-mode="lr-tb"/>
      <style:text-properties style:font-name="Times New Roman" fo:font-size="12pt" style:font-name-asian="Mangal1" style:font-size-asian="10pt" style:language-asian="ar" style:country-asian="SA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0T15:37:17</meta:creation-date>
    <dc:date>2016-05-10T00:32:49.614000000</dc:date>
    <dc:language>pl-PL</dc:language>
    <meta:editing-cycles>30</meta:editing-cycles>
    <meta:editing-duration>PT16M7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